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0000002400B07BB8693CD09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4" text:anchor-type="paragraph" svg:x="-0.0307in" svg:y="0.5264in" svg:width="0.2634in" svg:height="0.2634in" draw:z-index="0"><draw:image xlink:href="Pictures/1000000000000240000002400B07BB8693CD0970.png" xlink:type="simple" xlink:show="embed" xlink:actuate="onLoad" loext:mime-type="image/png"/></draw:frame><draw:frame draw:style-name="fr1" draw:name="Image2" text:anchor-type="paragraph" svg:x="-0.0307in" svg:y="0.789in" svg:width="0.3744in" svg:height="0.3744in" draw:z-index="1"><draw:image xlink:href="Pictures/1000000000000240000002400B07BB8693CD0970.png" xlink:type="simple" xlink:show="embed" xlink:actuate="onLoad" loext:mime-type="image/png"/></draw:frame><draw:frame draw:style-name="fr1" draw:name="Image3" text:anchor-type="paragraph" svg:x="-0.0445in" svg:y="1.198in" svg:width="0.4634in" svg:height="0.4634in" draw:z-index="2"><draw:image xlink:href="Pictures/1000000000000240000002400B07BB8693CD0970.png" xlink:type="simple" xlink:show="embed" xlink:actuate="onLoad" loext:mime-type="image/png"/></draw:frame><draw:frame draw:style-name="fr1" draw:name="Image5" text:anchor-type="paragraph" svg:x="-0.078in" svg:y="2.3728in" svg:width="0.6398in" svg:height="0.6398in" draw:z-index="3"><draw:image xlink:href="Pictures/1000000000000240000002400B07BB8693CD0970.png" xlink:type="simple" xlink:show="embed" xlink:actuate="onLoad" loext:mime-type="image/png"/></draw:frame><draw:frame draw:style-name="fr1" draw:name="Image6" text:anchor-type="paragraph" svg:x="-0.0402in" svg:y="1.7102in" svg:width="0.5728in" svg:height="0.5728in" draw:z-index="4"><draw:image xlink:href="Pictures/1000000000000240000002400B07BB8693CD0970.png" xlink:type="simple" xlink:show="embed" xlink:actuate="onLoad" loext:mime-type="image/png"/></draw:frame><draw:frame draw:style-name="fr1" draw:name="Image1" text:anchor-type="paragraph" svg:x="-0.0307in" svg:y="0.2362in" svg:width="0.2339in" svg:height="0.2339in" draw:z-index="5"><draw:image xlink:href="Pictures/1000000000000240000002400B07BB8693CD0970.png" xlink:type="simple" xlink:show="embed" xlink:actuate="onLoad" loext:mime-type="image/png"/></draw:frame><draw:frame draw:style-name="fr1" draw:name="Image7" text:anchor-type="paragraph" svg:x="-0.0043in" svg:y="-0.0083in" svg:width="0.2075in" svg:height="0.2075in" draw:z-index="6"><draw:image xlink:href="Pictures/1000000000000240000002400B07BB8693CD097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5:40:58.241224897</meta:creation-date>
    <dc:date>2018-03-20T18:33:04.887075396</dc:date>
    <meta:editing-duration>PT57M30S</meta:editing-duration>
    <meta:editing-cycles>2</meta:editing-cycles>
    <meta:generator>LibreOffice/5.4.5.1$Linux_X86_64 LibreOffice_project/40m0$Build-1</meta:generator>
    <meta:print-date>2018-03-20T17:27:18.623714658</meta:print-date>
    <meta:document-statistic meta:table-count="0" meta:image-count="7" meta:object-count="0" meta:page-count="1" meta:paragraph-count="0" meta:word-count="0" meta:character-count="0" meta:non-whitespace-character-count="0"/>
  </office:meta>
</office:document-meta>
</file>